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Util.getAllProperties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Util.getProperties( String uri , Set prop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DAVUtil.setProperties( String uri , Map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Util.getWebdavResour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Util.makeCollection( String parent , String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Util.make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DAVUtil.createResource( final String uri , final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Util.setProperty( String uri , String name , String namespac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Util.getProperty( String uri ,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Util.copyResourc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Util.moveResourc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